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6" style:family="table" style:master-page-name="">
      <style:table-properties style:width="7.2472in" fo:margin-left="0in" fo:margin-right="0.0229in" style:page-number="auto" fo:break-before="column" table:align="margins"/>
    </style:style>
    <style:style style:name="Tableau6.A" style:family="table-column">
      <style:table-column-properties style:column-width="1.8097in" style:rel-column-width="16364*"/>
    </style:style>
    <style:style style:name="Tableau6.B" style:family="table-column">
      <style:table-column-properties style:column-width="2.0049in" style:rel-column-width="18129*"/>
    </style:style>
    <style:style style:name="Tableau6.C" style:family="table-column">
      <style:table-column-properties style:column-width="1.059in" style:rel-column-width="9576*"/>
    </style:style>
    <style:style style:name="Tableau6.D" style:family="table-column">
      <style:table-column-properties style:column-width="2.3736in" style:rel-column-width="21466*"/>
    </style:style>
    <style:style style:name="Tableau6.A1" style:family="table-cell">
      <style:table-cell-properties fo:padding="0in" fo:border="none"/>
    </style:style>
    <style:style style:name="Tableau6.A3" style:family="table-cell">
      <style:table-cell-properties fo:background-color="transparent" fo:padding="0in" fo:border="none">
        <style:background-image/>
      </style:table-cell-properties>
    </style:style>
    <style:style style:name="Tableau6.5" style:family="table-row">
      <style:table-row-properties style:min-row-height="0.4569in"/>
    </style:style>
    <style:style style:name="Tableau6.B5" style:family="table-cell">
      <style:table-cell-properties fo:padding="0.0201in" fo:border-left="none" fo:border-right="none" fo:border-top="none" fo:border-bottom="0.05pt solid #2a6099"/>
    </style:style>
    <style:style style:name="Tableau6.B6" style:family="table-cell">
      <style:table-cell-properties fo:padding="0.0201in" fo:border-left="none" fo:border-right="none" fo:border-top="none" fo:border-bottom="0.05pt solid #2a6099"/>
    </style:style>
    <style:style style:name="Tableau6.B7" style:family="table-cell">
      <style:table-cell-properties fo:padding="0.0201in" fo:border-left="none" fo:border-right="none" fo:border-top="none" fo:border-bottom="0.05pt solid #2a6099"/>
    </style:style>
    <style:style style:name="Tableau6.B8" style:family="table-cell">
      <style:table-cell-properties fo:padding="0.0201in" fo:border-left="none" fo:border-right="none" fo:border-top="none" fo:border-bottom="0.05pt solid #2a6099"/>
    </style:style>
    <style:style style:name="Tableau6.B9" style:family="table-cell">
      <style:table-cell-properties fo:padding="0.0194in" fo:border="none"/>
    </style:style>
    <style:style style:name="Tableau6.12" style:family="table-row">
      <style:table-row-properties style:min-row-height="0.2292in"/>
    </style:style>
    <style:style style:name="Tableau6.B12" style:family="table-cell">
      <style:table-cell-properties fo:padding="0.0201in" fo:border-left="none" fo:border-right="none" fo:border-top="none" fo:border-bottom="0.05pt solid #2a6099"/>
    </style:style>
    <style:style style:name="Tableau6.B13" style:family="table-cell">
      <style:table-cell-properties fo:padding="0.0201in" fo:border-left="none" fo:border-right="none" fo:border-top="none" fo:border-bottom="0.05pt solid #2a6099"/>
    </style:style>
    <style:style style:name="Tableau6.B14" style:family="table-cell">
      <style:table-cell-properties fo:padding="0.0194in" fo:border-left="none" fo:border-right="none" fo:border-top="none" fo:border-bottom="0.05pt solid #808080"/>
    </style:style>
    <style:style style:name="Tableau6.B15" style:family="table-cell">
      <style:table-cell-properties fo:padding="0.0194in" fo:border="none"/>
    </style:style>
    <style:style style:name="Tableau6.30" style:family="table-row">
      <style:table-row-properties style:min-row-height="0.9153in"/>
    </style:style>
    <style:style style:name="Tableau1" style:family="table">
      <style:table-properties style:width="5.3993in" table:align="margins"/>
    </style:style>
    <style:style style:name="Tableau1.A" style:family="table-column">
      <style:table-column-properties style:column-width="3.0743in" style:rel-column-width="37312*"/>
    </style:style>
    <style:style style:name="Tableau1.B" style:family="table-column">
      <style:table-column-properties style:column-width="2.325in" style:rel-column-width="28223*"/>
    </style:style>
    <style:style style:name="Tableau1.A1" style:family="table-cell">
      <style:table-cell-properties style:writing-mode="page"/>
    </style:style>
    <style:style style:name="Tableau1" style:family="table">
      <style:table-properties style:width="5.3993in" table:align="margins"/>
    </style:style>
    <style:style style:name="Tableau1.A" style:family="table-column">
      <style:table-column-properties style:column-width="3.0743in" style:rel-column-width="37312*"/>
    </style:style>
    <style:style style:name="Tableau1.B" style:family="table-column">
      <style:table-column-properties style:column-width="2.325in" style:rel-column-width="28223*"/>
    </style:style>
    <style:style style:name="Tableau1.A1" style:family="table-cell">
      <style:table-cell-properties style:writing-mode="page"/>
    </style:style>
    <style:style style:name="P1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style:font-name="Helvetica LT Std" fo:font-size="11pt" officeooo:paragraph-rsid="01858bab" style:font-size-asian="10.5pt" style:font-size-complex="14pt"/>
    </style:style>
    <style:style style:name="P2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style:font-name="Helvetica LT Std" fo:font-size="11pt" officeooo:rsid="00e0c18b" officeooo:paragraph-rsid="01858bab" style:font-size-asian="10.5pt" style:font-size-complex="14pt"/>
    </style:style>
    <style:style style:name="P3" style:family="paragraph" style:parent-style-name="Table_20_Contents">
      <loext:graphic-properties draw:fill-gradient-name="gradient" draw:fill-hatch-name="hatch"/>
      <style:paragraph-properties fo:margin-top="0.0429in" fo:margin-bottom="0.1181in" style:contextual-spacing="false" fo:line-height="115%" fo:text-align="start" style:justify-single-word="false" style:writing-mode="page"/>
      <style:text-properties style:font-name="Helvetica LT Std" fo:font-size="11pt" officeooo:rsid="00e0c18b" officeooo:paragraph-rsid="018dfae5" style:font-size-asian="10.5pt" style:font-size-complex="14pt"/>
    </style:style>
    <style:style style:name="P4" style:family="paragraph" style:parent-style-name="Table_20_Contents">
      <loext:graphic-properties draw:fill="none" draw:fill-hatch-name="hatch"/>
      <style:paragraph-properties fo:margin-left="0.0398in" fo:margin-right="0.0398in" fo:margin-top="0.0217in" fo:margin-bottom="0.0429in" style:contextual-spacing="false" fo:line-height="100%" fo:text-align="end" style:justify-single-word="false" fo:text-indent="0in" style:auto-text-indent="false" fo:background-color="transparent" style:shadow="none" text:number-lines="false" text:line-number="0" style:writing-mode="lr-tb">
        <style:tab-stops/>
      </style:paragraph-properties>
      <style:text-properties style:font-name="Helvetica LT Std" fo:font-size="11pt" officeooo:rsid="01185d22" officeooo:paragraph-rsid="01858bab" style:font-size-asian="10.5pt" style:font-size-complex="14pt"/>
    </style:style>
    <style:style style:name="P5" style:family="paragraph" style:parent-style-name="Table_20_Contents">
      <style:paragraph-properties fo:margin-top="0.0429in" fo:margin-bottom="0in" style:contextual-spacing="false" fo:text-align="start" style:justify-single-word="false"/>
      <style:text-properties style:font-name="Helvetica LT Std" fo:font-size="11pt" fo:font-weight="normal" officeooo:rsid="00d1d894" officeooo:paragraph-rsid="01858bab" style:font-size-asian="10.5pt" style:font-weight-asian="normal" style:font-size-complex="14pt" style:font-weight-complex="normal"/>
    </style:style>
    <style:style style:name="P6" style:family="paragraph" style:parent-style-name="Table_20_Contents">
      <style:paragraph-properties fo:line-height="115%"/>
      <style:text-properties style:font-name="Helvetica LT Std" fo:font-size="11pt" fo:font-weight="normal" officeooo:paragraph-rsid="01858bab" style:font-size-asian="10.5pt" style:font-weight-asian="normal" style:font-size-complex="14pt" style:font-weight-complex="normal"/>
    </style:style>
    <style:style style:name="P7" style:family="paragraph" style:parent-style-name="Table_20_Contents">
      <style:paragraph-properties fo:margin-top="0.05in" fo:margin-bottom="0.05in" style:contextual-spacing="false" fo:line-height="115%"/>
      <style:text-properties style:font-name="Helvetica LT Std" fo:font-size="11pt" fo:font-weight="normal" officeooo:rsid="011ff175" officeooo:paragraph-rsid="01858bab" style:font-size-asian="10.5pt" style:font-weight-asian="normal" style:font-size-complex="14pt" style:font-weight-complex="normal"/>
    </style:style>
    <style:style style:name="P8" style:family="paragraph" style:parent-style-name="Table_20_Contents">
      <loext:graphic-properties draw:fill-gradient-name="gradient" draw:fill-hatch-name="hatch"/>
      <style:paragraph-properties fo:margin-top="0.0516in" fo:margin-bottom="0.1181in" style:contextual-spacing="false" fo:line-height="115%" fo:text-align="start" style:justify-single-word="false"/>
      <style:text-properties style:font-name="Helvetica LT Std" fo:font-size="11pt" fo:font-weight="normal" officeooo:rsid="00d1d894" officeooo:paragraph-rsid="018d4f5f" style:font-size-asian="10.5pt" style:font-weight-asian="normal" style:font-size-complex="7pt" style:font-weight-complex="normal"/>
    </style:style>
    <style:style style:name="P9" style:family="paragraph" style:parent-style-name="Table_20_Contents">
      <loext:graphic-properties draw:fill-gradient-name="gradient" draw:fill-hatch-name="hatch"/>
      <style:paragraph-properties fo:margin-top="0.0516in" fo:margin-bottom="0.1181in" style:contextual-spacing="false" fo:line-height="115%" fo:text-align="end" style:justify-single-word="false"/>
      <style:text-properties style:font-name="Helvetica LT Std" fo:font-size="11pt" fo:font-weight="normal" officeooo:rsid="00d1d894" officeooo:paragraph-rsid="018d4f5f" style:font-size-asian="10.5pt" style:font-weight-asian="normal" style:font-size-complex="7pt" style:font-weight-complex="normal"/>
    </style:style>
    <style:style style:name="P10" style:family="paragraph" style:parent-style-name="Table_20_Contents">
      <style:paragraph-properties fo:margin-top="0.0429in" fo:margin-bottom="0in" style:contextual-spacing="false" fo:text-align="start" style:justify-single-word="false"/>
      <style:text-properties style:font-name="Helvetica LT Std" fo:font-size="11pt" fo:font-weight="bold" officeooo:rsid="00cbba0f" officeooo:paragraph-rsid="01858bab" style:font-size-asian="10.5pt" style:font-weight-asian="bold" style:font-size-complex="14pt" style:font-weight-complex="bold"/>
    </style:style>
    <style:style style:name="P11" style:family="paragraph" style:parent-style-name="Table_20_Contents">
      <style:paragraph-properties fo:margin-top="0.0429in" fo:margin-bottom="0in" style:contextual-spacing="false" fo:text-align="start" style:justify-single-word="false"/>
      <style:text-properties style:font-name="Helvetica LT Std" fo:font-size="11pt" fo:font-weight="bold" officeooo:rsid="00cbba0f" officeooo:paragraph-rsid="0190433b" style:font-size-asian="10.5pt" style:font-weight-asian="bold" style:font-size-complex="14pt" style:font-weight-complex="bold"/>
    </style:style>
    <style:style style:name="P12" style:family="paragraph" style:parent-style-name="Table_20_Contents">
      <loext:graphic-properties draw:fill-hatch-name="hatch"/>
      <style:paragraph-properties fo:margin-top="0.0217in" fo:margin-bottom="0.0429in" style:contextual-spacing="false" fo:line-height="115%" fo:text-align="end" style:justify-single-word="false" style:writing-mode="page"/>
      <style:text-properties fo:color="#666666" loext:opacity="100%" style:font-name="Helvetica LT Std" fo:font-size="11pt" fo:font-weight="normal" officeooo:rsid="00cb191a" officeooo:paragraph-rsid="01858bab" style:font-size-asian="10.5pt" style:font-weight-asian="normal" style:font-size-complex="14pt" style:font-weight-complex="normal"/>
    </style:style>
    <style:style style:name="P13" style:family="paragraph" style:parent-style-name="Table_20_Contents">
      <loext:graphic-properties draw:fill-hatch-name="hatch"/>
      <style:paragraph-properties fo:margin-left="0.0516in" fo:margin-right="0.0516in" fo:margin-top="0.0217in" fo:margin-bottom="0.0429in" style:contextual-spacing="false" fo:line-height="115%" fo:text-align="end" style:justify-single-word="false" fo:text-indent="0in" style:auto-text-indent="false"/>
      <style:text-properties fo:color="#666666" loext:opacity="100%" style:font-name="Helvetica LT Std" fo:font-size="11pt" style:text-underline-style="none" fo:font-weight="normal" officeooo:paragraph-rsid="01858bab" style:font-name-asian="Microsoft YaHei" style:font-size-asian="11.8999996185303pt" style:font-weight-asian="normal" style:font-name-complex="Mangal1" style:font-size-complex="11.8999996185303pt" style:font-weight-complex="normal"/>
    </style:style>
    <style:style style:name="P14" style:family="paragraph" style:parent-style-name="Table_20_Contents">
      <loext:graphic-properties draw:fill-hatch-name="hatch"/>
      <style:paragraph-properties fo:margin-left="0in" fo:margin-right="0.0398in" fo:margin-top="0.0217in" fo:margin-bottom="0.0429in" style:contextual-spacing="false" fo:line-height="115%" fo:text-align="end" style:justify-single-word="false" fo:text-indent="0in" style:auto-text-indent="false"/>
      <style:text-properties fo:color="#666666" loext:opacity="100%" style:font-name="Helvetica LT Std" fo:font-size="11pt" fo:font-style="normal" fo:font-weight="normal" officeooo:rsid="00b96422" officeooo:paragraph-rsid="01858ba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able_20_Contents">
      <loext:graphic-properties draw:fill-hatch-name="hatch"/>
      <style:paragraph-properties fo:margin-left="0.0516in" fo:margin-right="0.0398in" fo:margin-top="0.0217in" fo:margin-bottom="0.0429in" style:contextual-spacing="false" fo:line-height="115%" fo:text-align="end" style:justify-single-word="false" fo:text-indent="0in" style:auto-text-indent="false" style:writing-mode="page"/>
      <style:text-properties fo:color="#808080" loext:opacity="100%" style:font-name="Helvetica LT Std" fo:font-size="11pt" fo:font-weight="normal" officeooo:rsid="00cb191a" officeooo:paragraph-rsid="01858bab" style:font-size-asian="10.5pt" style:font-weight-asian="normal" style:font-size-complex="14pt" style:font-weight-complex="normal"/>
    </style:style>
    <style:style style:name="P16" style:family="paragraph" style:parent-style-name="Table_20_Contents">
      <loext:graphic-properties draw:fill-hatch-name="hatch"/>
      <style:paragraph-properties fo:margin-left="0in" fo:margin-right="0.0398in" fo:margin-top="0.0217in" fo:margin-bottom="0.0429in" style:contextual-spacing="false" fo:line-height="115%" fo:text-align="end" style:justify-single-word="false" fo:text-indent="0in" style:auto-text-indent="false" style:writing-mode="page"/>
      <style:text-properties fo:color="#808080" loext:opacity="100%" style:font-name="Helvetica LT Std" fo:font-size="11pt" fo:font-weight="normal" officeooo:rsid="00b96422" officeooo:paragraph-rsid="01858bab" style:font-size-asian="10.5pt" style:font-weight-asian="normal" style:font-size-complex="14pt" style:font-weight-complex="normal"/>
    </style:style>
    <style:style style:name="P17" style:family="paragraph" style:parent-style-name="Table_20_Contents">
      <loext:graphic-properties draw:fill-hatch-name="hatch"/>
      <style:paragraph-properties fo:margin-top="0.0429in" fo:margin-bottom="0.039in" style:contextual-spacing="false" fo:line-height="115%" fo:text-align="start" style:justify-single-word="false" style:writing-mode="page"/>
      <style:text-properties fo:color="#808080" loext:opacity="100%" style:font-name="Helvetica LT Std" fo:font-size="11pt" fo:font-weight="normal" officeooo:rsid="00d1d894" officeooo:paragraph-rsid="018dfae5" style:font-size-asian="10.5pt" style:font-weight-asian="normal" style:font-size-complex="14pt" style:font-weight-complex="normal"/>
    </style:style>
    <style:style style:name="P18" style:family="paragraph" style:parent-style-name="Table_20_Contents">
      <loext:graphic-properties draw:fill-gradient-name="gradient" draw:fill-hatch-name="hatch"/>
      <style:paragraph-properties fo:margin-top="0.0429in" fo:margin-bottom="0.0398in" style:contextual-spacing="false" fo:line-height="115%" fo:text-align="start" style:justify-single-word="false" style:writing-mode="page"/>
      <style:text-properties fo:color="#808080" loext:opacity="100%" style:font-name="Helvetica LT Std" fo:font-size="11pt" fo:font-weight="normal" officeooo:rsid="00d8cd8e" officeooo:paragraph-rsid="01899a61" style:font-size-asian="10.5pt" style:font-weight-asian="normal" style:font-size-complex="14pt" style:font-weight-complex="normal"/>
    </style:style>
    <style:style style:name="P19" style:family="paragraph" style:parent-style-name="Table_20_Contents">
      <loext:graphic-properties draw:fill-gradient-name="gradient" draw:fill-hatch-name="hatch"/>
      <style:paragraph-properties fo:margin-top="0.0429in" fo:margin-bottom="0.0398in" style:contextual-spacing="false" fo:line-height="115%" fo:text-align="start" style:justify-single-word="false" style:writing-mode="page"/>
      <style:text-properties fo:color="#808080" loext:opacity="100%" style:font-name="Helvetica LT Std" fo:font-size="11pt" fo:font-style="normal" fo:font-weight="normal" officeooo:rsid="00d8cd8e" officeooo:paragraph-rsid="01899a61" style:font-size-asian="10.5pt" style:font-style-asian="normal" style:font-weight-asian="normal" style:font-size-complex="14pt" style:font-style-complex="normal" style:font-weight-complex="normal"/>
    </style:style>
    <style:style style:name="P20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ef68d3" officeooo:paragraph-rsid="01858bab" style:font-size-asian="10.5pt" style:font-weight-asian="bold" style:font-size-complex="14pt" style:font-weight-complex="bold"/>
    </style:style>
    <style:style style:name="P21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d2a953" officeooo:paragraph-rsid="01858bab" style:font-size-asian="10.5pt" style:font-weight-asian="bold" style:font-size-complex="14pt" style:font-weight-complex="bold"/>
    </style:style>
    <style:style style:name="P22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normal" officeooo:rsid="00caa4eb" officeooo:paragraph-rsid="01858bab" style:font-size-asian="10.5pt" style:font-weight-asian="normal" style:font-size-complex="14pt" style:font-weight-complex="normal"/>
    </style:style>
    <style:style style:name="P23" style:family="paragraph" style:parent-style-name="Table_20_Contents">
      <loext:graphic-properties draw:fill-gradient-name="gradient" draw:fill-hatch-name="hatch"/>
      <style:paragraph-properties fo:margin-top="0.0516in" fo:margin-bottom="0.1181in" style:contextual-spacing="false" fo:line-height="115%" fo:text-align="start" style:justify-single-word="false"/>
      <style:text-properties fo:color="#000000" loext:opacity="100%" style:font-name="Helvetica LT Std" fo:font-size="11pt" style:text-underline-style="none" fo:font-weight="bold" officeooo:paragraph-rsid="01858bab" style:font-name-asian="Microsoft YaHei" style:font-size-asian="10.5pt" style:font-weight-asian="bold" style:font-name-complex="Mangal1" style:font-size-complex="6pt" style:font-weight-complex="bold"/>
    </style:style>
    <style:style style:name="P24" style:family="paragraph" style:parent-style-name="Text_20_body">
      <loext:graphic-properties draw:fill-hatch-name="hatch"/>
      <style:paragraph-properties fo:margin-left="0.1181in" fo:margin-right="0.0398in" fo:margin-top="0.0429in" fo:margin-bottom="0.039in" style:contextual-spacing="false" fo:line-height="115%" fo:text-align="start" style:justify-single-word="false" fo:text-indent="0in" style:auto-text-indent="false" fo:padding="0in" fo:border="none" style:shadow="none" style:writing-mode="page" style:join-border="false">
        <style:tab-stops>
          <style:tab-stop style:position="0.1457in"/>
        </style:tab-stops>
      </style:paragraph-properties>
      <style:text-properties fo:color="#000000" loext:opacity="100%" style:font-name="Helvetica LT Std" fo:font-size="11pt" fo:font-style="normal" style:text-underline-style="none" fo:font-weight="normal" officeooo:paragraph-rsid="01858bab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15%" fo:text-align="end" style:justify-single-word="false" fo:padding="0in" fo:border="none" style:shadow="none" style:writing-mode="page" style:join-border="true"/>
      <style:text-properties fo:color="#000000" loext:opacity="100%" style:font-name="Helvetica LT Std" fo:font-size="17pt" fo:font-weight="bold" officeooo:paragraph-rsid="01858bab" style:font-name-asian="Microsoft YaHei" style:font-size-asian="15pt" style:font-weight-asian="bold" style:font-name-complex="Mangal1" style:font-size-complex="15pt" style:font-weight-complex="bold"/>
    </style:style>
    <style:style style:name="P26" style:family="paragraph" style:parent-style-name="Text_20_body">
      <style:paragraph-properties fo:margin-left="0.1181in" fo:margin-right="0in" fo:margin-top="0in" fo:margin-bottom="0in" style:contextual-spacing="false" fo:line-height="115%" fo:text-align="end" style:justify-single-word="false" fo:text-indent="0in" style:auto-text-indent="false" fo:padding="0in" fo:border="none" style:shadow="none" style:writing-mode="page" style:join-border="true"/>
      <style:text-properties fo:color="#000000" loext:opacity="100%" style:font-name="Helvetica LT Std" fo:font-size="12pt" fo:font-weight="normal" officeooo:paragraph-rsid="01858bab" style:font-name-asian="Microsoft YaHei" style:font-size-asian="10pt" style:font-weight-asian="normal" style:font-name-complex="Mangal1" style:font-size-complex="10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15%" fo:text-align="end" style:justify-single-word="false" fo:padding="0in" fo:border="none" style:shadow="none" style:writing-mode="page" style:join-border="true"/>
      <style:text-properties fo:color="#000000" loext:opacity="100%" style:font-name="Helvetica LT Std" fo:font-size="12pt" fo:font-weight="normal" officeooo:rsid="01858bab" officeooo:paragraph-rsid="01858bab" style:font-name-asian="Microsoft YaHei" style:font-size-asian="10pt" style:font-weight-asian="normal" style:font-name-complex="Mangal1" style:font-size-complex="10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.0783in" style:contextual-spacing="false"/>
      <style:text-properties fo:font-size="8pt" officeooo:paragraph-rsid="01858bab" style:font-size-asian="5.25pt" style:font-size-complex="6pt"/>
    </style:style>
    <style:style style:name="P29" style:family="paragraph" style:parent-style-name="Standard">
      <style:text-properties officeooo:paragraph-rsid="01858bab"/>
    </style:style>
    <style:style style:name="P30" style:family="paragraph" style:parent-style-name="Table_20_Contents">
      <style:paragraph-properties fo:margin-top="0.05in" fo:margin-bottom="0.2165in" style:contextual-spacing="false" fo:line-height="115%"/>
      <style:text-properties style:font-name="Helvetica LT Std" fo:font-size="11pt" fo:font-weight="normal" officeooo:rsid="016f9ac5" officeooo:paragraph-rsid="01858bab" style:font-size-asian="10.5pt" style:font-weight-asian="normal" style:font-size-complex="14pt" style:font-weight-complex="normal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elvetica LT Std" fo:font-size="18pt" fo:font-style="normal" officeooo:rsid="00caa4eb" officeooo:paragraph-rsid="018b6247" style:font-size-asian="18pt" style:font-style-asian="normal" style:font-size-complex="18pt" style:font-style-complex="normal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elvetica LT Std" fo:font-size="20pt" fo:font-style="normal" officeooo:rsid="00f2f6e0" officeooo:paragraph-rsid="01858bab" style:font-size-asian="20pt" style:font-style-asian="normal" style:font-size-complex="20pt" style:font-style-complex="normal"/>
    </style:style>
    <style:style style:name="P33" style:family="paragraph" style:parent-style-name="Heading">
      <style:paragraph-properties fo:margin-left="-1.4571in" fo:margin-right="-1.8898in" fo:margin-top="0in" fo:margin-bottom="0in" style:contextual-spacing="false" fo:text-align="start" style:justify-single-word="false" fo:text-indent="0in" style:auto-text-indent="false" fo:padding="0in" fo:border="none" style:shadow="none" fo:keep-with-next="always" style:writing-mode="page" style:join-border="true">
        <style:tab-stops/>
      </style:paragraph-properties>
      <style:text-properties officeooo:paragraph-rsid="01858bab"/>
    </style:style>
    <style:style style:name="P34" style:family="paragraph" style:parent-style-name="Heading_20_2"/>
    <style:style style:name="P35" style:family="paragraph" style:parent-style-name="Heading_20_3">
      <style:paragraph-properties fo:margin-left="0.05in" fo:margin-right="0.05in" fo:margin-top="0.0398in" fo:margin-bottom="0in" style:contextual-spacing="false" fo:line-height="115%" fo:text-indent="0in" style:auto-text-indent="false" fo:padding="0in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weight="normal" officeooo:rsid="00d2a953" officeooo:paragraph-rsid="01858bab" style:font-name-asian="Microsoft YaHei" style:font-size-asian="8.75pt" style:font-weight-asian="bold" style:font-name-complex="Mangal1" style:font-size-complex="10pt" style:font-weight-complex="bold"/>
    </style:style>
    <style:style style:name="P36" style:family="paragraph" style:parent-style-name="Heading_20_3">
      <style:paragraph-properties fo:margin-left="0.05in" fo:margin-right="0.05in" fo:margin-top="0.0398in" fo:margin-bottom="0in" style:contextual-spacing="false" fo:line-height="115%" fo:text-align="start" style:justify-single-word="false" fo:text-indent="0in" style:auto-text-indent="false" fo:padding="0in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1858bab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37" style:family="paragraph" style:parent-style-name="Heading_20_3">
      <loext:graphic-properties draw:fill-gradient-name="gradient" draw:fill-hatch-name="hatch"/>
      <style:paragraph-properties fo:margin-left="0.05in" fo:margin-right="0.05in" fo:margin-top="0.0398in" fo:margin-bottom="0in" style:contextual-spacing="false" fo:line-height="115%" fo:text-align="start" style:justify-single-word="false" fo:text-indent="0in" style:auto-text-indent="false" fo:padding="0in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1858bab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38" style:family="paragraph" style:parent-style-name="Heading_20_3">
      <style:text-properties fo:color="#b3b3b3" loext:opacity="100%" style:font-name="Helvetica LT Std" fo:font-size="12pt" fo:font-weight="normal" officeooo:rsid="00cbba0f" officeooo:paragraph-rsid="01858bab" style:font-name-asian="Microsoft YaHei" style:font-size-asian="14pt" style:font-weight-asian="bold" style:font-name-complex="Mangal1" style:font-size-complex="14pt" style:font-weight-complex="bold"/>
    </style:style>
    <style:style style:name="P39" style:family="paragraph" style:parent-style-name="Heading_20_3">
      <style:paragraph-properties fo:margin-top="0.05in" fo:margin-bottom="0.05in" style:contextual-spacing="false" fo:line-height="100%" fo:text-align="end" style:justify-single-word="false" fo:padding="0in" fo:border="none" style:shadow="none" fo:keep-with-next="always" style:join-border="false">
        <style:tab-stops/>
      </style:paragraph-properties>
      <style:text-properties fo:color="#b3b3b3" loext:opacity="100%" style:font-name="Helvetica LT Std" fo:font-size="12pt" fo:font-weight="normal" officeooo:rsid="0187919a" officeooo:paragraph-rsid="0187919a" style:font-name-asian="Microsoft YaHei" style:font-size-asian="14pt" style:font-weight-asian="bold" style:font-name-complex="Mangal1" style:font-size-complex="14pt" style:font-weight-complex="bold"/>
    </style:style>
    <style:style style:name="P40" style:family="paragraph" style:parent-style-name="Heading_20_3">
      <style:text-properties style:font-name="Helvetica LT Std" fo:font-size="12pt" officeooo:rsid="00ef68d3" officeooo:paragraph-rsid="01858bab" style:font-size-asian="14pt" style:font-size-complex="14pt"/>
    </style:style>
    <style:style style:name="P41" style:family="paragraph" style:parent-style-name="Heading_20_3">
      <style:text-properties style:font-name="Helvetica LT Std" fo:font-size="12pt" officeooo:rsid="00d2a953" officeooo:paragraph-rsid="01858bab" style:font-size-asian="14pt" style:font-size-complex="14pt"/>
    </style:style>
    <style:style style:name="P42" style:family="paragraph" style:parent-style-name="Heading_20_3">
      <style:text-properties style:font-name="Helvetica LT Std" fo:font-size="12pt" officeooo:rsid="00caa4eb" officeooo:paragraph-rsid="01858bab" style:font-size-asian="14pt" style:font-size-complex="14pt"/>
    </style:style>
    <style:style style:name="P43" style:family="paragraph" style:parent-style-name="Heading_20_3">
      <style:text-properties style:font-name="Helvetica LT Std" fo:font-size="12pt" officeooo:rsid="00cb191a" officeooo:paragraph-rsid="01858bab" style:font-size-asian="14pt" style:font-size-complex="14pt"/>
    </style:style>
    <style:style style:name="P44" style:family="paragraph" style:parent-style-name="Heading_20_3">
      <style:text-properties style:font-name="Helvetica LT Std" fo:font-size="12pt" officeooo:paragraph-rsid="01858bab" style:font-size-asian="14pt" style:font-size-complex="14pt"/>
    </style:style>
    <style:style style:name="P45" style:family="paragraph" style:parent-style-name="Heading_20_3">
      <style:paragraph-properties fo:margin-left="0.05in" fo:margin-right="0.05in" fo:line-height="115%" fo:text-align="end" style:justify-single-word="false" fo:text-indent="0in" style:auto-text-indent="false" fo:padding="0in" fo:border="none" style:shadow="none" fo:keep-with-next="always" style:writing-mode="page" style:join-border="false">
        <style:tab-stops/>
      </style:paragraph-properties>
      <style:text-properties style:font-name="Helvetica LT Std" fo:font-size="12pt" officeooo:rsid="00e0c18b" officeooo:paragraph-rsid="018dfae5" style:font-size-asian="14pt" style:font-size-complex="14pt"/>
    </style:style>
    <style:style style:name="P46" style:family="paragraph" style:parent-style-name="Heading_20_3">
      <style:paragraph-properties fo:margin-left="0.05in" fo:margin-right="0.05in" fo:line-height="115%" fo:text-align="end" style:justify-single-word="false" fo:text-indent="0in" style:auto-text-indent="false" fo:padding="0in" fo:border="none" style:shadow="none" style:writing-mode="page" style:join-border="false">
        <style:tab-stops/>
      </style:paragraph-properties>
      <style:text-properties style:font-name="Helvetica LT Std" fo:font-size="12pt" officeooo:rsid="00e0c18b" officeooo:paragraph-rsid="018dfae5" style:font-size-asian="14pt" style:font-size-complex="14pt"/>
    </style:style>
    <style:style style:name="P47" style:family="paragraph" style:parent-style-name="Heading_20_3">
      <style:text-properties style:font-name="Helvetica LT Std" fo:font-size="12pt" officeooo:rsid="00c2d9f5" officeooo:paragraph-rsid="01858bab" style:font-size-asian="14pt" style:font-size-complex="14pt"/>
    </style:style>
    <style:style style:name="P48" style:family="paragraph" style:parent-style-name="Heading_20_4">
      <style:paragraph-properties fo:margin-left="0.1181in" fo:margin-right="0.0398in" fo:line-height="115%" fo:text-align="start" style:justify-single-word="false" fo:text-indent="0in" style:auto-text-indent="false" fo:padding="0in" fo:border="none" style:shadow="none" style:writing-mode="page" style:join-border="false">
        <style:tab-stops>
          <style:tab-stop style:position="0.1457in"/>
        </style:tab-stops>
      </style:paragraph-properties>
      <style:text-properties officeooo:paragraph-rsid="01858bab"/>
    </style:style>
    <style:style style:name="P49" style:family="paragraph" style:parent-style-name="Heading_20_4">
      <style:paragraph-properties fo:margin-left="0.1181in" fo:margin-right="0.0398in" fo:line-height="115%" fo:text-align="start" style:justify-single-word="false" fo:text-indent="0in" style:auto-text-indent="false" fo:padding="0in" fo:border="none" style:shadow="none" style:writing-mode="page" style:join-border="false">
        <style:tab-stops>
          <style:tab-stop style:position="0.1457in"/>
        </style:tab-stops>
      </style:paragraph-properties>
      <style:text-properties fo:color="#000000" loext:opacity="100%" style:font-name="Helvetica LT Std" fo:font-size="11pt" fo:font-style="normal" style:text-underline-style="none" fo:font-weight="normal" officeooo:paragraph-rsid="01858bab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b191a" style:font-weight-asian="normal" style:font-weight-complex="normal"/>
    </style:style>
    <style:style style:name="T3" style:family="text">
      <style:text-properties fo:font-weight="normal" officeooo:rsid="00d2a953" style:font-weight-asian="normal" style:font-weight-complex="normal"/>
    </style:style>
    <style:style style:name="T4" style:family="text">
      <style:text-properties fo:font-weight="normal" officeooo:rsid="01858bab" style:font-weight-asian="normal" style:font-weight-complex="normal"/>
    </style:style>
    <style:style style:name="T5" style:family="text">
      <style:text-properties fo:font-weight="normal" officeooo:rsid="018684bb" style:font-weight-asian="normal" style:font-weight-complex="normal"/>
    </style:style>
    <style:style style:name="T6" style:family="text">
      <style:text-properties fo:font-weight="normal" officeooo:rsid="0187919a" style:font-weight-asian="normal" style:font-weight-complex="normal"/>
    </style:style>
    <style:style style:name="T7" style:family="text">
      <style:text-properties fo:font-weight="normal" officeooo:rsid="0190433b" style:font-weight-asian="normal" style:font-weight-complex="normal"/>
    </style:style>
    <style:style style:name="T8" style:family="text">
      <style:text-properties fo:font-weight="normal" officeooo:rsid="00fb5583" style:font-weight-asian="normal" style:font-weight-complex="normal"/>
    </style:style>
    <style:style style:name="T9" style:family="text">
      <style:text-properties fo:font-weight="normal" officeooo:rsid="01950f37" style:font-weight-asian="normal" style:font-weight-complex="normal"/>
    </style:style>
    <style:style style:name="T10" style:family="text">
      <style:text-properties fo:font-weight="normal" officeooo:rsid="01a17d37" style:font-weight-asian="normal" style:font-weight-complex="normal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Helvetica LT Std" fo:font-size="11pt" fo:font-style="normal" style:text-underline-style="none" fo:font-weight="normal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3" style:family="text">
      <style:text-properties fo:color="#000000" loext:opacity="100%" style:font-name="Helvetica LT Std" fo:font-size="11pt" fo:font-style="normal" style:text-underline-style="none" fo:font-weight="normal" officeooo:rsid="0187919a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d1d894" style:font-weight-asian="normal" style:font-weight-complex="normal"/>
    </style:style>
    <style:style style:name="T16" style:family="text">
      <style:text-properties fo:color="#000000" loext:opacity="100%" fo:font-weight="normal" officeooo:rsid="00ef68d3" style:font-weight-asian="normal" style:font-weight-complex="normal"/>
    </style:style>
    <style:style style:name="T17" style:family="text">
      <style:text-properties fo:color="#000000" loext:opacity="100%" fo:font-weight="normal" officeooo:rsid="00d6579b" style:font-weight-asian="normal" style:font-weight-complex="normal"/>
    </style:style>
    <style:style style:name="T18" style:family="text">
      <style:text-properties fo:color="#000000" loext:opacity="100%" fo:font-weight="normal" officeooo:rsid="018684bb" style:font-weight-asian="normal" style:font-weight-complex="normal"/>
    </style:style>
    <style:style style:name="T19" style:family="text">
      <style:text-properties fo:color="#000000" loext:opacity="100%" fo:font-weight="normal" officeooo:rsid="018dfae5" style:font-weight-asian="normal" style:font-weight-complex="normal"/>
    </style:style>
    <style:style style:name="T20" style:family="text">
      <style:text-properties fo:color="#000000" loext:opacity="100%" fo:font-weight="normal" officeooo:rsid="01962a8f" style:font-weight-asian="normal" style:font-weight-complex="normal"/>
    </style:style>
    <style:style style:name="T21" style:family="text">
      <style:text-properties fo:color="#000000" loext:opacity="100%" fo:font-weight="normal" officeooo:rsid="0197ec59" style:font-weight-asian="normal" style:font-weight-complex="normal"/>
    </style:style>
    <style:style style:name="T22" style:family="text">
      <style:text-properties fo:color="#000000" loext:opacity="100%" fo:font-style="italic" officeooo:rsid="00e0c18b" style:font-style-asian="italic" style:font-style-complex="italic"/>
    </style:style>
    <style:style style:name="T23" style:family="text">
      <style:text-properties fo:color="#000000" loext:opacity="100%" style:font-name="Helvetica LT Std2" fo:font-weight="normal" officeooo:rsid="00cb191a" style:font-weight-asian="normal" style:font-name-complex="Helvetica LT Std1" style:font-weight-complex="normal"/>
    </style:style>
    <style:style style:name="T24" style:family="text">
      <style:text-properties fo:color="#000000" loext:opacity="100%" style:font-name="Helvetica LT Std2" fo:font-weight="normal" officeooo:rsid="018684bb" style:font-weight-asian="normal" style:font-name-complex="Helvetica LT Std1" style:font-weight-complex="normal"/>
    </style:style>
    <style:style style:name="T25" style:family="text">
      <style:text-properties fo:color="#000000" loext:opacity="100%" fo:font-style="normal" style:font-style-asian="normal" style:font-style-complex="normal"/>
    </style:style>
    <style:style style:name="T26" style:family="text">
      <style:text-properties fo:color="#000000" loext:opacity="100%" officeooo:rsid="00da5bb0"/>
    </style:style>
    <style:style style:name="T27" style:family="text">
      <style:text-properties fo:color="#000000" loext:opacity="100%" officeooo:rsid="00d8cd8e"/>
    </style:style>
    <style:style style:name="T28" style:family="text">
      <style:text-properties fo:color="#000000" loext:opacity="100%" officeooo:rsid="019f61aa"/>
    </style:style>
    <style:style style:name="T29" style:family="text">
      <style:text-properties fo:font-weight="bold" officeooo:rsid="011ff175" style:font-weight-asian="bold" style:font-weight-complex="bold"/>
    </style:style>
    <style:style style:name="T30" style:family="text">
      <style:text-properties fo:font-weight="bold" officeooo:rsid="00cb191a" style:font-weight-asian="bold" style:font-weight-complex="bold"/>
    </style:style>
    <style:style style:name="T31" style:family="text">
      <style:text-properties fo:font-weight="bold" officeooo:rsid="00dc0398" style:font-weight-asian="bold" style:font-weight-complex="bold"/>
    </style:style>
    <style:style style:name="T32" style:family="text">
      <style:text-properties fo:font-weight="bold" officeooo:rsid="00c1e829" style:font-weight-asian="bold" style:font-weight-complex="bold"/>
    </style:style>
    <style:style style:name="T33" style:family="text">
      <style:text-properties fo:font-weight="bold" officeooo:rsid="00bb1233" style:font-weight-asian="bold" style:font-weight-complex="bold"/>
    </style:style>
    <style:style style:name="T34" style:family="text">
      <style:text-properties fo:font-weight="bold" officeooo:rsid="018684bb" style:font-weight-asian="bold" style:font-weight-complex="bold"/>
    </style:style>
    <style:style style:name="T35" style:family="text">
      <style:text-properties fo:font-weight="bold" officeooo:rsid="01950f37" style:font-weight-asian="bold" style:font-weight-complex="bold"/>
    </style:style>
    <style:style style:name="T36" style:family="text">
      <style:text-properties style:use-window-font-color="true" loext:opacity="0%"/>
    </style:style>
    <style:style style:name="T37" style:family="text">
      <style:text-properties style:use-window-font-color="true" loext:opacity="0%" fo:font-size="6pt" style:font-size-asian="6pt" style:font-size-complex="6pt"/>
    </style:style>
    <style:style style:name="T38" style:family="text">
      <style:text-properties style:use-window-font-color="true" loext:opacity="0%" fo:font-style="italic" officeooo:rsid="00b96422" style:font-style-asian="italic" style:font-style-complex="italic"/>
    </style:style>
    <style:style style:name="T39" style:family="text">
      <style:text-properties style:use-window-font-color="true" loext:opacity="0%" fo:font-style="italic" officeooo:rsid="00b43114" style:font-style-asian="italic" style:font-style-complex="italic"/>
    </style:style>
    <style:style style:name="T40" style:family="text">
      <style:text-properties style:use-window-font-color="true" loext:opacity="0%" fo:font-style="italic" officeooo:rsid="00d2a953" style:font-style-asian="italic" style:font-style-complex="italic"/>
    </style:style>
    <style:style style:name="T41" style:family="text">
      <style:text-properties style:use-window-font-color="true" loext:opacity="0%" fo:font-style="italic" officeooo:rsid="00bb1233" style:font-style-asian="italic" style:font-style-complex="italic"/>
    </style:style>
    <style:style style:name="T42" style:family="text">
      <style:text-properties style:use-window-font-color="true" loext:opacity="0%" fo:font-style="italic" officeooo:rsid="018684bb" style:font-style-asian="italic" style:font-style-complex="italic"/>
    </style:style>
    <style:style style:name="T43" style:family="text">
      <style:text-properties style:use-window-font-color="true" loext:opacity="0%" fo:font-size="8pt" fo:font-style="italic" officeooo:rsid="00b96422" style:font-size-asian="6pt" style:font-style-asian="italic" style:font-size-complex="6pt" style:font-style-complex="italic"/>
    </style:style>
    <style:style style:name="T44" style:family="text">
      <style:text-properties style:use-window-font-color="true" loext:opacity="0%" fo:font-weight="bold" style:font-weight-asian="bold" style:font-weight-complex="bold"/>
    </style:style>
    <style:style style:name="T45" style:family="text">
      <style:text-properties style:use-window-font-color="true" loext:opacity="0%" fo:font-weight="bold" officeooo:rsid="018684bb" style:font-weight-asian="bold" style:font-weight-complex="bold"/>
    </style:style>
    <style:style style:name="T46" style:family="text">
      <style:text-properties fo:color="#666666" loext:opacity="100%" style:font-name="Helvetica LT Std2" fo:font-weight="normal" style:font-weight-asian="normal" style:font-name-complex="Helvetica LT Std1"/>
    </style:style>
    <style:style style:name="T47" style:family="text">
      <style:text-properties fo:color="#666666" loext:opacity="100%" fo:font-weight="normal" style:font-weight-asian="normal" style:font-name-complex="Helvetica LT Std1"/>
    </style:style>
    <style:style style:name="T48" style:family="text">
      <style:text-properties officeooo:rsid="011ff175"/>
    </style:style>
    <style:style style:name="T49" style:family="text">
      <style:text-properties officeooo:rsid="00ba659c"/>
    </style:style>
    <style:style style:name="T50" style:family="text">
      <style:text-properties officeooo:rsid="0149fdb0"/>
    </style:style>
    <style:style style:name="T51" style:family="text">
      <style:text-properties fo:font-size="10pt"/>
    </style:style>
    <style:style style:name="T52" style:family="text">
      <style:text-properties fo:font-size="10pt" officeooo:rsid="00b96422" style:font-size-asian="10pt" style:font-size-complex="10pt"/>
    </style:style>
    <style:style style:name="T53" style:family="text">
      <style:text-properties fo:font-size="10pt" officeooo:rsid="018f8023" style:font-size-asian="10pt" style:font-size-complex="10pt"/>
    </style:style>
    <style:style style:name="T54" style:family="text">
      <style:text-properties fo:font-size="10pt" officeooo:rsid="01858bab"/>
    </style:style>
    <style:style style:name="T55" style:family="text">
      <style:text-properties fo:color="#b3b3b3" loext:opacity="100%" fo:font-weight="normal" officeooo:rsid="00cb191a" style:font-name-asian="Microsoft YaHei" style:font-weight-asian="bold" style:font-name-complex="Mangal1" style:font-weight-complex="bold"/>
    </style:style>
    <style:style style:name="T56" style:family="text">
      <style:text-properties officeooo:rsid="016f9ac5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da5bb0" style:font-style-asian="normal" style:font-style-complex="normal"/>
    </style:style>
    <style:style style:name="T59" style:family="text">
      <style:text-properties fo:font-style="normal" officeooo:rsid="018dfae5" style:font-style-asian="normal" style:font-style-complex="normal"/>
    </style:style>
    <style:style style:name="T60" style:family="text">
      <style:text-properties fo:font-style="normal" officeooo:rsid="00d1d894" style:font-style-asian="normal" style:font-style-complex="normal"/>
    </style:style>
    <style:style style:name="T61" style:family="text">
      <style:text-properties officeooo:rsid="00dc0398"/>
    </style:style>
    <style:style style:name="T62" style:family="text">
      <style:text-properties fo:font-size="17pt" officeooo:rsid="00e2873f" style:font-size-asian="17pt" style:font-size-complex="17pt"/>
    </style:style>
    <style:style style:name="T63" style:family="text">
      <style:text-properties officeooo:rsid="00caa4eb"/>
    </style:style>
    <style:style style:name="T64" style:family="text">
      <style:text-properties fo:font-size="8pt" fo:font-weight="normal" style:font-size-asian="5.25pt" style:font-weight-asian="normal" style:font-size-complex="6pt" style:font-weight-complex="normal"/>
    </style:style>
    <style:style style:name="T65" style:family="text">
      <style:text-properties fo:font-size="8pt" fo:font-weight="normal" officeooo:rsid="00bb1233" style:font-size-asian="8pt" style:font-weight-asian="normal" style:font-size-complex="8pt" style:font-weight-complex="normal"/>
    </style:style>
    <style:style style:name="T66" style:family="text">
      <style:text-properties fo:font-size="8pt" officeooo:rsid="00bb1233" style:font-size-asian="8pt" style:font-size-complex="8pt"/>
    </style:style>
    <style:style style:name="T67" style:family="text">
      <style:text-properties officeooo:rsid="00ef68d3"/>
    </style:style>
    <style:style style:name="T68" style:family="text">
      <style:text-properties officeooo:rsid="00d2a953"/>
    </style:style>
    <style:style style:name="T69" style:family="text">
      <style:text-properties officeooo:rsid="00ede589"/>
    </style:style>
    <style:style style:name="T70" style:family="text">
      <style:text-properties officeooo:rsid="00cb191a"/>
    </style:style>
    <style:style style:name="T71" style:family="text">
      <style:text-properties officeooo:rsid="00b96422"/>
    </style:style>
    <style:style style:name="T72" style:family="text">
      <style:text-properties officeooo:rsid="00bb1233"/>
    </style:style>
    <style:style style:name="T73" style:family="text">
      <style:text-properties officeooo:rsid="00da5bb0"/>
    </style:style>
    <style:style style:name="T74" style:family="text">
      <style:text-properties officeooo:rsid="00c1e829"/>
    </style:style>
    <style:style style:name="T75" style:family="text">
      <style:text-properties officeooo:rsid="016f9ac5" style:letter-kerning="false"/>
    </style:style>
    <style:style style:name="T76" style:family="text">
      <style:text-properties officeooo:rsid="01858bab"/>
    </style:style>
    <style:style style:name="T77" style:family="text">
      <style:text-properties officeooo:rsid="018684bb"/>
    </style:style>
    <style:style style:name="T78" style:family="text">
      <style:text-properties officeooo:rsid="0187919a"/>
    </style:style>
    <style:style style:name="T79" style:family="text">
      <style:text-properties officeooo:rsid="01899a61"/>
    </style:style>
    <style:style style:name="T80" style:family="text">
      <style:text-properties officeooo:rsid="018b6247"/>
    </style:style>
    <style:style style:name="T81" style:family="text">
      <style:text-properties officeooo:rsid="018dfae5"/>
    </style:style>
    <style:style style:name="T82" style:family="text">
      <style:text-properties fo:font-size="9pt" officeooo:rsid="018dfae5" style:font-size-asian="9pt" style:font-size-complex="9pt"/>
    </style:style>
    <style:style style:name="T83" style:family="text">
      <style:text-properties fo:font-size="6pt" officeooo:rsid="018f8023" style:font-size-asian="6pt" style:font-size-complex="6pt"/>
    </style:style>
    <style:style style:name="T84" style:family="text">
      <style:text-properties officeooo:rsid="0190433b"/>
    </style:style>
    <style:style style:name="T85" style:family="text">
      <style:text-properties officeooo:rsid="0192b51b"/>
    </style:style>
    <style:style style:name="T86" style:family="text">
      <style:text-properties officeooo:rsid="01950f37"/>
    </style:style>
    <style:style style:name="T87" style:family="text">
      <style:text-properties fo:color="#808080" loext:opacity="100%" style:font-name="Helvetica LT Std" fo:font-size="12pt" fo:font-weight="normal" style:font-name-asian="Microsoft YaHei" style:font-size-asian="12pt" style:font-name-complex="Mangal1" style:font-size-complex="12pt"/>
    </style:style>
    <style:style style:name="T88" style:family="text">
      <style:text-properties fo:color="#808080" loext:opacity="100%" style:font-name="Helvetica LT Std" fo:font-size="12pt" fo:font-weight="normal" officeooo:rsid="01858bab" style:font-name-asian="Microsoft YaHei" style:font-size-asian="12pt" style:font-name-complex="Mangal1" style:font-size-complex="12pt"/>
    </style:style>
    <style:style style:name="T89" style:family="text">
      <style:text-properties fo:color="#808080" loext:opacity="100%" style:font-name="Helvetica LT Std" fo:font-size="10pt" fo:font-weight="normal" style:font-name-asian="Microsoft YaHei" style:font-size-asian="12pt" style:font-name-complex="Mangal1" style:font-size-complex="12pt"/>
    </style:style>
    <style:style style:name="T90" style:family="text">
      <style:text-properties fo:color="#808080" loext:opacity="100%" style:font-name="Helvetica LT Std" fo:font-size="10pt" fo:font-weight="normal" officeooo:rsid="01858bab" style:font-name-asian="Microsoft YaHei" style:font-size-asian="12pt" style:font-name-complex="Mangal1" style:font-size-complex="12pt"/>
    </style:style>
    <style:style style:name="T91" style:family="text">
      <style:text-properties fo:color="#808080" loext:opacity="100%" style:font-name="Helvetica LT Std" fo:font-weight="normal" style:font-name-asian="Microsoft YaHei" style:font-size-asian="12pt" style:font-name-complex="Mangal1" style:font-size-complex="12pt"/>
    </style:style>
    <style:style style:name="T92" style:family="text">
      <style:text-properties fo:color="#808080" loext:opacity="100%" style:font-name="Helvetica LT Std" fo:font-weight="normal" officeooo:rsid="019d5c5e" style:font-name-asian="Microsoft YaHei" style:font-size-asian="12pt" style:font-name-complex="Mangal1" style:font-size-complex="12pt"/>
    </style:style>
    <style:style style:name="T93" style:family="text">
      <style:text-properties fo:color="#808080" loext:opacity="100%" style:font-name="Helvetica LT Std" fo:font-size="11pt" fo:font-weight="normal" style:font-name-asian="Microsoft YaHei" style:font-size-asian="11pt" style:font-name-complex="Mangal1" style:font-size-complex="11pt"/>
    </style:style>
    <style:style style:name="T94" style:family="text">
      <style:text-properties officeooo:rsid="019d5c5e"/>
    </style:style>
    <style:style style:name="T95" style:family="text">
      <style:text-properties officeooo:rsid="019eb656"/>
    </style:style>
    <style:style style:name="T96" style:family="text">
      <style:text-properties officeooo:rsid="019ef963"/>
    </style:style>
    <style:style style:name="T97" style:family="text">
      <style:text-properties fo:font-size="18pt" style:font-size-asian="18pt" style:font-size-complex="18pt"/>
    </style:style>
    <style:style style:name="T98" style:family="text">
      <style:text-properties officeooo:rsid="00e2873f"/>
    </style:style>
    <style:style style:name="T99" style:family="text">
      <style:text-properties officeooo:rsid="01a1e6e7"/>
    </style:style>
    <style:style style:name="T100" style:family="text">
      <style:text-properties fo:font-size="19pt" style:font-size-asian="19pt" style:font-size-complex="19pt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font-size="21pt" style:font-size-asian="21pt" style:font-size-complex="2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table:number-columns-spanned="3" office:value-type="string">
            <text:p text:style-name="P33"><text:span text:style-name="T91"><text:s text:c="37"/></text:span><text:span text:style-name="T93"><text:s/>🏠 11, rue du Général Gouraud, 54 000 Nancy, FRANCE<text:line-break/> <text:s text:c="34"/>📞 (+33) 7 50 35 22 62 [France]<text:line-break/> <text:s text:c="34"/>📧 maxime.meloux@protonmail.com</text:span></text:p>
          </table:table-cell>
          <table:covered-table-cell/>
          <table:covered-table-cell/>
          <table:table-cell table:style-name="Tableau6.A1" office:value-type="string">
            <text:p text:style-name="P25">Maxime MÉLOUX</text:p>
            <text:p text:style-name="P27">French nationality</text:p>
            <text:p text:style-name="P26">2<text:span text:style-name="T99">7</text:span> <text:span text:style-name="T76">years old</text:span></text:p>
          </table:table-cell>
        </table:table-row>
        <table:table-row>
          <table:table-cell table:style-name="Tableau6.A1" table:number-columns-spanned="4" office:value-type="string">
            <text:p text:style-name="P32"><text:s/></text:p>
            <text:p text:style-name="P31"><text:span text:style-name="T98">Second year MSc student in Natural Language Processing</text:span><text:line-break/><text:span text:style-name="T102"> </text:span></text:p>
          </table:table-cell>
          <table:covered-table-cell/>
          <table:covered-table-cell/>
          <table:covered-table-cell/>
        </table:table-row>
        <table:table-row>
          <table:table-cell table:style-name="Tableau6.A3" table:number-columns-spanned="4" office:value-type="string">
            <text:h text:style-name="Heading_20_2" text:outline-level="2">+ <text:span text:style-name="T80">EXPERIENCE AND VOLUNTEERING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5" text:outline-level="3"><text:s/></text:h>
          </table:table-cell>
          <table:covered-table-cell/>
          <table:covered-table-cell/>
          <table:covered-table-cell/>
        </table:table-row>
        <table:table-row table:style-name="Tableau6.5">
          <table:table-cell table:style-name="Tableau6.A1" office:value-type="string">
            <text:h text:style-name="P40" text:outline-level="3"><text:span text:style-name="T76">Mar</text:span> <text:span text:style-name="T63">–</text:span> <text:span text:style-name="T76">Aug </text:span>202<text:span text:style-name="T95">3</text:span><text:line-break/>(5 <text:span text:style-name="T76">months</text:span>)</text:h>
          </table:table-cell>
          <table:table-cell table:style-name="Tableau6.B5" table:number-columns-spanned="3" office:value-type="string">
            <text:p text:style-name="P20"><text:span text:style-name="T76">Lab intern</text:span>:<text:span text:style-name="T1"> </text:span><text:span text:style-name="T10">C</text:span><text:span text:style-name="T1">ost-efficient </text:span><text:span text:style-name="T10">c</text:span><text:span text:style-name="T1">ontinual learning for </text:span><text:span text:style-name="T10">large </text:span><text:span text:style-name="T1">pre</text:span><text:span text:style-name="T4">-</text:span><text:span text:style-name="T1">trained language models.<text:line-break/></text:span><text:span text:style-name="T64"> </text:span></text:p>
            <text:p text:style-name="P15"><text:span text:style-name="T67">LORIA</text:span><text:span text:style-name="T68"> / Nancy</text:span>, <text:span text:style-name="T68">FRANCE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1" text:outline-level="3">Sep 2021 <text:span text:style-name="T63">– </text:span>Juin 2022<text:line-break/><text:span text:style-name="T69">(</text:span><text:span text:style-name="T76">30h contract</text:span><text:span text:style-name="T69">)</text:span></text:h>
          </table:table-cell>
          <table:table-cell table:style-name="Tableau6.B6" table:number-columns-spanned="3" office:value-type="string">
            <text:p text:style-name="P21"><text:span text:style-name="T86">Tutor</text:span><text:span text:style-name="T9"> for</text:span><text:span text:style-name="T86"> </text:span><text:span text:style-name="T4">MSc </text:span><text:span text:style-name="T9">students </text:span><text:span text:style-name="T4">in Language Sciences. </text:span><text:span text:style-name="T9">Subjects involved:</text:span><text:span text:style-name="T1"> Python, </text:span><text:span text:style-name="T4">Formal logic and Data Science</text:span><text:span text:style-name="T1">.<text:line-break/></text:span><text:span text:style-name="T65"> </text:span></text:p>
            <text:p text:style-name="P15"><text:span text:style-name="T68">Universit</text:span><text:span text:style-name="T76">y</text:span><text:span text:style-name="T68"> </text:span><text:span text:style-name="T76">of</text:span><text:span text:style-name="T68"> Lorraine / Nancy</text:span>, <text:span text:style-name="T68">FRANCE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2" text:outline-level="3">F<text:span text:style-name="T76">eb</text:span> 2020 – A<text:span text:style-name="T76">ug</text:span> 2021</text:h>
          </table:table-cell>
          <table:table-cell table:style-name="Tableau6.B7" table:number-columns-spanned="3" office:value-type="string">
            <text:p text:style-name="P22"><text:span text:style-name="T30">Associate</text:span><text:span text:style-name="T70"> in the project "Research in Natural Language Processing". Conducted various NLP and machine learning tasks for the development of Samsung products.<text:line-break/></text:span><text:span text:style-name="T66"> </text:span></text:p>
            <text:p text:style-name="P15">Samsung Electronics &amp; Adam Mickiewicz <text:span text:style-name="T76">University </text:span>/ Poznań, <text:span text:style-name="T76">POLAND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3" text:outline-level="3">Ma<text:span text:style-name="T76">y</text:span> 2019 (3 <text:span text:style-name="T76">days</text:span>)</text:h>
          </table:table-cell>
          <table:table-cell table:style-name="Tableau6.B8" table:number-columns-spanned="3" office:value-type="string">
            <text:p text:style-name="P22"><text:span text:style-name="T34">Volunteer: </text:span><text:span text:style-name="T77">Helped</text:span><text:span text:style-name="T30"> </text:span><text:span text:style-name="T70">organize the 9th Language &amp; Technology Conference in Poznań.<text:line-break/></text:span><text:span text:style-name="T66"> </text:span></text:p>
            <text:p text:style-name="P15">Poznań, <text:span text:style-name="T76">POLAND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4" text:outline-level="3"><text:span text:style-name="T76">Jun</text:span><text:span text:style-name="T71"> ─ A</text:span><text:span text:style-name="T76">ug </text:span>2016<text:line-break/>(<text:span text:style-name="T71">8</text:span> <text:span text:style-name="T76">weeks</text:span> <text:span text:style-name="T71">+ 1</text:span>)</text:h>
          </table:table-cell>
          <table:table-cell table:style-name="Tableau6.B9" table:number-columns-spanned="3" office:value-type="string">
            <text:p text:style-name="P1"><text:span text:style-name="T35">Intern</text:span><text:span text:style-name="T33">:</text:span><text:span text:style-name="T72"> Algorithmically generated and filtered a database of over a million pictures of celebrities with a 0.1% error rate to train a facial recognition algorithm.<text:line-break/></text:span><text:span text:style-name="T66"> </text:span></text:p>
            <text:p text:style-name="P16"><text:span text:style-name="T70">i</text:span>d3 Technologies / Le Fontanil-Cornillon (Grenoble<text:span text:style-name="T76">)</text:span>, FRANCE</text:p>
          </table:table-cell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Heading_20_2" text:outline-level="2">+ EDUCATION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5" text:outline-level="3"><text:s/></text:h>
          </table:table-cell>
          <table:covered-table-cell/>
          <table:covered-table-cell/>
          <table:covered-table-cell/>
        </table:table-row>
        <table:table-row table:style-name="Tableau6.12">
          <table:table-cell table:style-name="Tableau6.A1" office:value-type="string">
            <text:h text:style-name="P45" text:outline-level="3">Sep 2022 <text:span text:style-name="T70">─ </text:span><text:span text:style-name="T77">present<text:line-break/></text:span></text:h>
            <text:h text:style-name="P46" text:outline-level="3"><text:span text:style-name="T82"><text:s/></text:span><text:span text:style-name="T77"><text:line-break/></text:span><text:span text:style-name="T81">Software project<text:line-break/></text:span><text:span text:style-name="T82"> </text:span><text:span text:style-name="T81"><text:line-break/>Supervised project</text:span></text:h>
          </table:table-cell>
          <table:table-cell table:style-name="Tableau6.B12" table:number-columns-spanned="3" office:value-type="string">
            <text:p text:style-name="P2"><text:span text:style-name="T34">MSc</text:span> <text:span text:style-name="T77">in Natural Language Processing</text:span></text:p>
            <text:p text:style-name="P3"><text:span text:style-name="T19">Valedictorian, holder of the </text:span><text:span text:style-name="T14">ORION</text:span><text:span text:style-name="T18"> scholarship holder</text:span><text:span text:style-name="T14">.<text:line-break/><text:line-break/></text:span><text:span text:style-name="T20">W</text:span><text:span text:style-name="T18">eb application </text:span><text:span text:style-name="T20">for French vowel pronunciation training</text:span><text:span text:style-name="T16">.<text:line-break/><text:line-break/></text:span><text:span text:style-name="T21">Corpus a</text:span><text:span text:style-name="T18">nalysis of the ideological evolution of American </text:span><text:span text:style-name="T20">scholars </text:span><text:span text:style-name="T21">in law and economics</text:span><text:span text:style-name="T20">. In cooperation with the </text:span><text:span text:style-name="T17">BETA</text:span><text:span text:style-name="T18"> lab</text:span><text:span text:style-name="T17"> </text:span><text:span text:style-name="T20">(Nancy)</text:span><text:span text:style-name="T15">.</text:span></text:p>
            <text:p text:style-name="P12">IDMC, Universit<text:span text:style-name="T77">y</text:span> <text:span text:style-name="T77">of</text:span> Lorraine / Nancy, FRANCE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3" text:outline-level="3">Sep 2017 ─ Sep 2020</text:h>
          </table:table-cell>
          <table:table-cell table:style-name="Tableau6.B13" table:number-columns-spanned="3" office:value-type="string">
            <text:p text:style-name="P1"><text:span text:style-name="T34">BA in Polish studies</text:span><text:span text:style-name="T2"> – </text:span><text:span text:style-name="T5">pass with distinction</text:span></text:p>
            <text:p text:style-name="P1"><text:span text:style-name="T24">Third year: Erasmus exchange</text:span><text:span text:style-name="T23"> (Adam Mickiewicz</text:span><text:span text:style-name="T24"> University</text:span><text:span text:style-name="T23">, Pologne)</text:span></text:p>
            <text:p text:style-name="P4"><text:span text:style-name="T46">Université Charles de Gaulle </text:span><text:span text:style-name="T47">─</text:span><text:span text:style-name="T46"> Lille 3 / Villeneuve d'Ascq, FRANCE</text:span></text:p>
          </table:table-cell>
          <table:covered-table-cell/>
          <table:covered-table-cell/>
        </table:table-row>
        <text:soft-page-break/>
        <table:table-row>
          <table:table-cell table:style-name="Tableau6.A1" office:value-type="string">
            <text:h text:style-name="P44" text:outline-level="3">Sep 2014 ─ <text:span text:style-name="T70">Sep </text:span>201<text:span text:style-name="T55">7</text:span><text:span text:style-name="T71"><text:line-break/></text:span><text:span text:style-name="T53"> </text:span><text:span text:style-name="T71"><text:line-break/></text:span><text:span text:style-name="T83"> </text:span><text:span text:style-name="T52"><text:s/></text:span><text:span text:style-name="T71"><text:line-break/></text:span><text:span text:style-name="T77">Main projects</text:span></text:h>
          </table:table-cell>
          <table:table-cell table:style-name="Tableau6.B14" table:number-columns-spanned="3" office:value-type="string">
            <text:p text:style-name="P5"><text:span text:style-name="T44">BS</text:span><text:span text:style-name="T45">c</text:span><text:span text:style-name="T44"> in Engineering</text:span><text:span text:style-name="T36"> ─ Computer Science &amp; Applied Mathematics<text:line-break/></text:span><text:span text:style-name="T37"> </text:spa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8"><text:span text:style-name="T42">Operating system kernel</text:span><text:span text:style-name="T38"> (</text:span><text:span text:style-name="T41">C/asm </text:span><text:span text:style-name="T38">x86)</text:span><text:span text:style-name="T39"><text:line-break/></text:span><text:span text:style-name="T42">Object-oriented compiler</text:span><text:span text:style-name="T38"> (</text:span><text:span text:style-name="T40">ANTLR, </text:span><text:span text:style-name="T38">Java)</text:span><text:span text:style-name="T39"><text:line-break/></text:span><text:span text:style-name="T42">Chess tournament manager</text:span><text:span text:style-name="T38"> (MySQL)</text:span></text:p>
                </table:table-cell>
                <table:table-cell table:style-name="Tableau1.A1" office:value-type="string">
                  <text:p text:style-name="P9"><text:span text:style-name="T42">Image edge smoothing</text:span><text:span text:style-name="T39"> (C)</text:span><text:span text:style-name="T38"><text:line-break/></text:span><text:span text:style-name="T42">3D karting game</text:span><text:span text:style-name="T39"> (C++/</text:span><text:span text:style-name="T38">OpenGL</text:span><text:span text:style-name="T39">)</text:span><text:span text:style-name="T38"><text:line-break/>MIPS </text:span><text:span text:style-name="T42">interpreter </text:span><text:span text:style-name="T38">(VHDL)</text:span><text:span text:style-name="T43"> </text:span></text:p>
                </table:table-cell>
              </table:table-row>
            </table:table>
            <text:p text:style-name="P14">Ensimag / Grenoble, FRANCE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4" text:outline-level="3">Sept 2012 ─ Juin 2014</text:h>
          </table:table-cell>
          <table:table-cell table:style-name="Tableau6.B15" table:number-columns-spanned="3" office:value-type="string">
            <text:p text:style-name="P23">Preparatory classes to higher schools (CPGE)<text:span text:style-name="T84">,</text:span><text:span text:style-name="T7"> computer science path.</text:span></text:p>
            <text:p text:style-name="P13">Lycée Blaise Pascal / Clermont-Ferrand<text:span text:style-name="T77">, </text:span>FRANCE</text:p>
          </table:table-cell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Heading_20_2" text:outline-level="2">+ <text:span text:style-name="T96">PUBLICATIONS &amp; CONFERENCES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5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p text:style-name="P19"><text:span text:style-name="T81">INEM 2023 – </text:span>Lucthmann, M., Méloux, M. (2022). <text:span text:style-name="T11">The economist, the judge, and the internet: A quantitative analysis of the Becker-Posner blog, 2004-2014. </text:span><text:span text:style-name="T28">[Presentation]</text:span></text:p>
            <text:p text:style-name="P17"><text:span text:style-name="T81">eKNOW 2022 – </text:span><text:span text:style-name="T73">Kaszefski-Yaschuk, S., </text:span>Keenan, J., <text:span text:style-name="T73">Khasanova, A. &amp; Méloux, M</text:span>. <text:span text:style-name="T73">(2022).</text:span><text:span text:style-name="T26"> </text:span><text:span text:style-name="T11">Newsjam: An </text:span><text:span text:style-name="T27">Multilingual </text:span><text:span text:style-name="T11">Summarization Tool for </text:span><text:span text:style-name="T27">News Articles.</text:span> <text:span text:style-name="T22">Best Paper Award</text:span></text:p>
            <text:p text:style-name="P18"><text:span text:style-name="T59">ICASSP 2022 – </text:span><text:span text:style-name="T57">Kubis, M., M</text:span><text:span text:style-name="T58">é</text:span><text:span text:style-name="T57">loux, M., Skorzewski, P., Lewandowski, M., Jho, G., </text:span><text:span text:style-name="T58">&amp;</text:span><text:span text:style-name="T57"> Park, H. (2022).</text:span><text:span text:style-name="T25"> Part-of-speech models compression methods for on-device grapheme-to-phoneme conversion.</text:span><text:span text:style-name="T57"> https://doi.org/10.1109/icassp43922.2022.9746710 </text:span><text:span text:style-name="T60"><text:line-break/></text:span></text:p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Heading_20_2" text:outline-level="2">+ <text:span text:style-name="T78">LANGUAGES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6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2" office:value-type="string">
            <text:p text:style-name="P10"><text:span text:style-name="T78">French</text:span>:<text:span text:style-name="T1"> Nati</text:span><text:span text:style-name="T6">ve</text:span><text:span text:style-name="T1"> (C2)</text:span></text:p>
            <text:p text:style-name="P11"><text:span text:style-name="T78">English</text:span>: <text:span text:style-name="T6">Full fluency</text:span><text:span text:style-name="T1"> (TOEIC </text:span><text:span text:style-name="T8">990</text:span><text:span text:style-name="T1">/990, C1-C2)</text:span></text:p>
            <text:p text:style-name="P10"><text:span text:style-name="T78">Polish</text:span>:<text:span text:style-name="T1"> </text:span><text:span text:style-name="T6">Advanced</text:span><text:span text:style-name="T1"> (B2 – C1</text:span><text:span text:style-name="T3">)</text:span></text:p>
          </table:table-cell>
          <table:covered-table-cell/>
          <table:table-cell table:style-name="Tableau6.A1" table:number-columns-spanned="2" office:value-type="string">
            <text:p text:style-name="P10"><text:span text:style-name="T78">German</text:span>:<text:span text:style-name="T1"> </text:span><text:span text:style-name="T6">Intermediate </text:span><text:span text:style-name="T1">(B1)</text:span></text:p>
            <text:p text:style-name="P10"><text:span text:style-name="T78">Chinese</text:span>:<text:span text:style-name="T1"> </text:span><text:span text:style-name="T6">Beginner</text:span><text:span text:style-name="T1"> (A1 – A2)</text:span></text:p>
            <text:p text:style-name="P10"><text:span text:style-name="T78">Spanish</text:span>, <text:span text:style-name="T78">Russian</text:span>:<text:span text:style-name="T1"> </text:span><text:span text:style-name="T6">Basic knowledge</text:span><text:span text:style-name="T1"> (A1)</text:span></text:p>
          </table:table-cell>
          <table:covered-table-cell/>
        </table:table-row>
        <table:table-row>
          <table:table-cell table:style-name="Tableau6.A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Heading_20_2" text:outline-level="2">+ TECHNICAL SKILLS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7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office:value-type="string">
            <text:h text:style-name="P47" text:outline-level="3">Lang<text:span text:style-name="T78">u</text:span>ages</text:h>
          </table:table-cell>
          <table:table-cell table:style-name="Tableau6.A1" table:number-columns-spanned="3" office:value-type="string">
            <text:p text:style-name="P6"><text:span text:style-name="T29">Python 3, C, </text:span><text:span text:style-name="T31">JavaScript</text:span><text:span text:style-name="T32">, HTML5/CSS3</text:span><text:span text:style-name="T61">, </text:span><text:span text:style-name="T48">C++, C#, </text:span><text:span text:style-name="T74">Java, Bash, </text:span><text:span text:style-name="T48">asm x86</text:span><text:span text:style-name="T74">, </text:span><text:span text:style-name="T48">node.js, </text:span><text:span text:style-name="T74">La</text:span><text:span text:style-name="T75">T</text:span><text:span text:style-name="T74">e</text:span><text:span text:style-name="T75">X</text:span><text:span text:style-name="T49">, </text:span><text:span text:style-name="T75">SQL</text:span><text:span text:style-name="T49">, R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38" text:outline-level="3"><text:span text:style-name="T78">Software</text:span> &amp; IDEs</text:h>
          </table:table-cell>
          <table:table-cell table:style-name="Tableau6.A1" table:number-columns-spanned="3" office:value-type="string">
            <text:p text:style-name="P7"><text:span text:style-name="T85">Vim, Pycharm, </text:span>Eclipse, Visual Studio, IntelliJ IDEA, <text:span text:style-name="T56">Docker, </text:span>Git, Maven, <text:span text:style-name="T50">Unix</text:span><text:span text:style-name="T78"> </text:span><text:span text:style-name="T85">suite</text:span><text:span text:style-name="T50">,</text:span> <text:span text:style-name="T75">Libre/MS </text:span><text:span text:style-name="T50">Office</text:span>...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39" text:outline-level="3">Libraries</text:h>
          </table:table-cell>
          <table:table-cell table:style-name="Tableau6.A1" table:number-columns-spanned="3" office:value-type="string">
            <text:h text:style-name="P30" text:outline-level="4">Pytorch, transformers, <text:span text:style-name="T85">peft, </text:span>flair, pandas, <text:span text:style-name="T61">spaCy, </text:span>numpy, jQuery...</text:h>
          </table:table-cell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Heading_20_2" text:outline-level="2">+ HOBBIES AND OTHER SKILLS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5" text:outline-level="3"><text:s/></text:h>
          </table:table-cell>
          <table:covered-table-cell/>
          <table:covered-table-cell/>
          <table:covered-table-cell/>
        </table:table-row>
        <table:table-row table:style-name="Tableau6.30">
          <table:table-cell table:style-name="Tableau6.A1" table:number-columns-spanned="4" office:value-type="string">
            <text:h text:style-name="P48" text:outline-level="4"><text:span text:style-name="T13">P</text:span><text:span text:style-name="T12">rogramming projects: language learning help tools, optimizers/simulators for video games.</text:span></text:h>
            <text:h text:style-name="P49" text:outline-level="4">"Ethical hacking" and computer security awareness (conferences, challenges)</text:h>
            <text:h text:style-name="P49" text:outline-level="4">Open-source cartography for humanitarian purposes (Humanitarian OpenStreetMap Team)</text:h>
            <text:p text:style-name="P24">Hobbies: Mountaineering, music (accordion, guitar)</text:p>
          </table:table-cell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style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 draw:fill-gradient-name="Gradient_20_1" draw:fill-hatch-name="hatch"/>
      <style:paragraph-properties fo:margin-left="-1.4571in" fo:margin-right="-1.8898in" fo:margin-top="0in" fo:margin-bottom="0in" style:contextual-spacing="false" fo:line-height="150%" fo:text-align="start" style:justify-single-word="false" fo:text-indent="0in" style:auto-text-indent="false" style:page-number="auto" fo:background-color="transparent" fo:padding="0in" fo:border="none" style:shadow="none" fo:keep-with-next="always" style:writing-mode="page" style:join-border="true">
        <style:tab-stops/>
      </style:paragraph-properties>
      <style:text-properties style:font-name="DejaVu Sans" fo:font-family="'DejaVu Sans'" style:font-style-name="Bold" style:font-family-generic="swiss" style:font-pitch="variable" fo:font-size="10pt" fo:font-weight="bold" style:font-name-asian="Microsoft YaHei" style:font-family-asian="'Microsoft YaHei'" style:font-family-generic-asian="system" style:font-pitch-asian="variable" style:font-size-asian="12pt" style:font-name-complex="Mangal1" style:font-family-complex="Mangal" style:font-family-generic-complex="system" style:font-pitch-complex="variable" style:font-size-complex="12pt"/>
    </style:style>
    <style:style style:name="Text_20_body" style:display-name="Text body" style:family="paragraph" style:parent-style-name="Standard" style:auto-update="true" style:class="text">
      <style:paragraph-properties fo:margin-left="0.1181in" fo:margin-right="0in" fo:margin-top="0in" fo:margin-bottom="0in" style:contextual-spacing="false" fo:line-height="115%" fo:text-align="end" style:justify-single-word="false" fo:text-indent="0in" style:auto-text-indent="false" style:shadow="none" style:writing-mode="page"/>
      <style:text-properties fo:color="#666666" loext:opacity="100%" style:font-name="Helvetica LT Std" fo:font-family="'Helvetica LT Std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style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5in" fo:margin-right="0.05in" fo:margin-top="0.05in" fo:margin-bottom="0.05in" style:contextual-spacing="false" fo:line-height="100%" fo:text-align="start" style:justify-single-word="false" fo:text-indent="0in" style:auto-text-indent="false" style:page-number="auto" fo:background-color="transparent" fo:padding="0.05in" fo:border-left="none" fo:border-right="none" fo:border-top="none" fo:border-bottom="0.06pt solid #2a6099" style:shadow="none" fo:keep-with-next="always" style:writing-mode="page" style:join-border="false">
        <style:tab-stops/>
      </style:paragraph-properties>
      <style:text-properties fo:color="#2a6099" loext:opacity="100%" style:font-name="Helvetica LT Std" fo:font-family="'Helvetica LT Std'" style:font-family-generic="swiss" style:font-pitch="variable" fo:font-size="12pt" fo:font-style="normal" fo:font-weight="normal" style:font-name-asian="Microsoft YaHei" style:font-family-asian="'Microsoft YaHei'" style:font-family-generic-asian="system" style:font-pitch-asian="variable" style:font-size-asian="14pt" style:font-style-asian="italic" style:font-weight-asian="bold" style:font-name-complex="Mangal1" style:font-family-complex="Mang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16in" fo:margin-right="0.0516in" fo:margin-top="0.0327in" fo:margin-bottom="0in" style:contextual-spacing="false" fo:text-align="end" style:justify-single-word="false" fo:text-indent="0in" style:auto-text-indent="false" fo:background-color="transparent" fo:padding="0in" fo:border="none" style:shadow="none" style:writing-mode="page" style:join-border="false">
        <style:tab-stops/>
      </style:paragraph-properties>
      <style:text-properties fo:color="#b3b3b3" loext:opacity="100%" style:font-name="Helvetica LT Std" fo:font-family="'Helvetica LT Std'" style:font-family-generic="swiss" style:font-pitch="variable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loext:graphic-properties draw:fill="none" draw:fill-color="#cfe7f5"/>
      <style:paragraph-properties fo:margin-left="0.1181in" fo:margin-right="0.0398in" fo:margin-top="0.0429in" fo:margin-bottom="0.039in" style:contextual-spacing="false" fo:line-height="115%" fo:text-align="start" style:justify-single-word="false" fo:text-indent="0in" style:auto-text-indent="false" style:page-number="auto" fo:background-color="transparent" fo:padding="0in" fo:border="none" style:shadow="none" fo:keep-with-next="always" style:writing-mode="page" style:join-border="false">
        <style:tab-stops>
          <style:tab-stop style:position="0.1457in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style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05in" fo:margin-right="0.05in" fo:margin-top="0.05in" fo:margin-bottom="0.05in" style:contextual-spacing="false" fo:line-height="100%" fo:text-align="start" style:justify-single-word="false" fo:text-indent="0in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Empty" style:family="paragraph" style:parent-style-name="Heading_20_2" style:default-outline-level="2" style:list-style-name="">
      <style:paragraph-properties fo:line-height="100%" fo:text-align="start" style:justify-single-word="false" fo:padding="0in" fo:border="none" fo:keep-with-next="always" style:writing-mode="page" style:join-border="false">
        <style:tab-stops/>
      </style:paragraph-properties>
      <style:text-properties fo:color="#4c4c4c" loext:opacity="100%" style:font-name="Helvetica LT Std" fo:font-family="'Helvetica LT Std'" style:font-family-generic="swiss" style:font-pitch="variable" fo:font-size="3pt" fo:font-style="normal" fo:font-weight="normal" style:font-name-asian="Microsoft YaHei" style:font-family-asian="'Microsoft YaHei'" style:font-family-generic-asian="system" style:font-pitch-asian="variable" style:font-size-asian="2.59999990463257pt" style:font-style-asian="italic" style:font-weight-asian="bold" style:font-name-complex="Mangal1" style:font-family-complex="Mangal" style:font-family-generic-complex="system" style:font-pitch-complex="variable" style:font-size-complex="3pt" style:font-style-complex="italic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 style:auto-update="true">
      <style:graphic-properties text:anchor-type="paragraph" svg:x="0.4689in" svg:y="0.0075in"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fo:font-family="OpenSymbol"/>
      </text:list-level-style-bullet>
      <text:list-level-style-bullet text:level="2" text:style-name="Numbering_20_Symbols" loext:num-list-format="%2%" text:bullet-char="•">
        <style:list-level-properties/>
        <style:text-properties fo:font-family="OpenSymbol"/>
      </text:list-level-style-bullet>
      <text:list-level-style-bullet text:level="3" text:style-name="Numbering_20_Symbols" loext:num-list-format="%3%" text:bullet-char="•">
        <style:list-level-properties/>
        <style:text-properties fo:font-family="OpenSymbol"/>
      </text:list-level-style-bullet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loext:num-list-format="%2%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loext:num-list-format="%3%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loext:num-list-format="%4%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loext:num-list-format="%5%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loext:num-list-format="%6%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loext:num-list-format="%7%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loext:num-list-format="%8%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loext:num-list-format="%9%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loext:num-list-format="%10%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/>
        <style:text-properties fo:font-family="OpenSymbol"/>
      </text:list-level-style-bullet>
      <text:list-level-style-bullet text:level="2" text:style-name="Numbering_20_Symbols" loext:num-list-format="%2%" text:bullet-char="□">
        <style:list-level-properties/>
        <style:text-properties fo:font-family="OpenSymbol"/>
      </text:list-level-style-bullet>
      <text:list-level-style-bullet text:level="3" text:style-name="Numbering_20_Symbols" loext:num-list-format="%3%" text:bullet-char="☑">
        <style:list-level-properties/>
        <style:text-properties fo:font-family="OpenSymbol"/>
      </text:list-level-style-bullet>
      <text:list-level-style-bullet text:level="4" text:style-name="Numbering_20_Symbols" loext:num-list-format="%4%" text:bullet-char="□">
        <style:list-level-properties/>
        <style:text-properties fo:font-family="OpenSymbol"/>
      </text:list-level-style-bullet>
      <text:list-level-style-bullet text:level="5" text:style-name="Numbering_20_Symbols" loext:num-list-format="%5%" text:bullet-char="☑">
        <style:list-level-properties/>
        <style:text-properties fo:font-family="OpenSymbol"/>
      </text:list-level-style-bullet>
      <text:list-level-style-bullet text:level="6" text:style-name="Numbering_20_Symbols" loext:num-list-format="%6%" text:bullet-char="□">
        <style:list-level-properties/>
        <style:text-properties fo:font-family="OpenSymbol"/>
      </text:list-level-style-bullet>
      <text:list-level-style-bullet text:level="7" text:style-name="Numbering_20_Symbols" loext:num-list-format="%7%" text:bullet-char="☑">
        <style:list-level-properties/>
        <style:text-properties fo:font-family="OpenSymbol"/>
      </text:list-level-style-bullet>
      <text:list-level-style-bullet text:level="8" text:style-name="Numbering_20_Symbols" loext:num-list-format="%8%" text:bullet-char="□">
        <style:list-level-properties/>
        <style:text-properties fo:font-family="OpenSymbol"/>
      </text:list-level-style-bullet>
      <text:list-level-style-bullet text:level="9" text:style-name="Numbering_20_Symbols" loext:num-list-format="%9%" text:bullet-char="☑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/>
        <style:text-properties fo:font-family="OpenSymbol"/>
      </text:list-level-style-bullet>
      <text:list-level-style-bullet text:level="2" text:style-name="Numbering_20_Symbols" loext:num-list-format="%2%" text:bullet-char="">
        <style:list-level-properties/>
        <style:text-properties fo:font-family="OpenSymbol"/>
      </text:list-level-style-bullet>
      <text:list-level-style-bullet text:level="3" text:style-name="Numbering_20_Symbols" loext:num-list-format="%3%" text:bullet-char="">
        <style:list-level-properties/>
        <style:text-properties fo:font-family="OpenSymbol"/>
      </text:list-level-style-bullet>
      <text:list-level-style-bullet text:level="4" text:style-name="Numbering_20_Symbols" loext:num-list-format="%4%" text:bullet-char="">
        <style:list-level-properties/>
        <style:text-properties fo:font-family="OpenSymbol"/>
      </text:list-level-style-bullet>
      <text:list-level-style-bullet text:level="5" text:style-name="Numbering_20_Symbols" loext:num-list-format="%5%" text:bullet-char="">
        <style:list-level-properties/>
        <style:text-properties fo:font-family="OpenSymbol"/>
      </text:list-level-style-bullet>
      <text:list-level-style-bullet text:level="6" text:style-name="Numbering_20_Symbols" loext:num-list-format="%6%" text:bullet-char="">
        <style:list-level-properties/>
        <style:text-properties fo:font-family="OpenSymbol"/>
      </text:list-level-style-bullet>
      <text:list-level-style-bullet text:level="7" text:style-name="Numbering_20_Symbols" loext:num-list-format="%7%" text:bullet-char="">
        <style:list-level-properties/>
        <style:text-properties fo:font-family="OpenSymbol"/>
      </text:list-level-style-bullet>
      <text:list-level-style-bullet text:level="8" text:style-name="Numbering_20_Symbols" loext:num-list-format="%8%" text:bullet-char="">
        <style:list-level-properties/>
        <style:text-properties fo:font-family="OpenSymbol"/>
      </text:list-level-style-bullet>
      <text:list-level-style-bullet text:level="9" text:style-name="Numbering_20_Symbols" loext:num-list-format="%9%" text:bullet-char="">
        <style:list-level-properties/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/>
        <style:text-properties fo:font-family="OpenSymbol"/>
      </text:list-level-style-bullet>
      <text:list-level-style-bullet text:level="2" text:style-name="Numbering_20_Symbols" loext:num-list-format="%2%" text:bullet-char="✗">
        <style:list-level-properties/>
        <style:text-properties fo:font-family="OpenSymbol"/>
      </text:list-level-style-bullet>
      <text:list-level-style-bullet text:level="3" text:style-name="Numbering_20_Symbols" loext:num-list-format="%3%" text:bullet-char="✗">
        <style:list-level-properties/>
        <style:text-properties fo:font-family="OpenSymbol"/>
      </text:list-level-style-bullet>
      <text:list-level-style-bullet text:level="4" text:style-name="Numbering_20_Symbols" loext:num-list-format="%4%" text:bullet-char="✗">
        <style:list-level-properties/>
        <style:text-properties fo:font-family="OpenSymbol"/>
      </text:list-level-style-bullet>
      <text:list-level-style-bullet text:level="5" text:style-name="Numbering_20_Symbols" loext:num-list-format="%5%" text:bullet-char="✗">
        <style:list-level-properties/>
        <style:text-properties fo:font-family="OpenSymbol"/>
      </text:list-level-style-bullet>
      <text:list-level-style-bullet text:level="6" text:style-name="Numbering_20_Symbols" loext:num-list-format="%6%" text:bullet-char="✗">
        <style:list-level-properties/>
        <style:text-properties fo:font-family="OpenSymbol"/>
      </text:list-level-style-bullet>
      <text:list-level-style-bullet text:level="7" text:style-name="Numbering_20_Symbols" loext:num-list-format="%7%" text:bullet-char="✗">
        <style:list-level-properties/>
        <style:text-properties fo:font-family="OpenSymbol"/>
      </text:list-level-style-bullet>
      <text:list-level-style-bullet text:level="8" text:style-name="Numbering_20_Symbols" loext:num-list-format="%8%" text:bullet-char="✗">
        <style:list-level-properties/>
        <style:text-properties fo:font-family="OpenSymbol"/>
      </text:list-level-style-bullet>
      <text:list-level-style-bullet text:level="9" text:style-name="Numbering_20_Symbols" loext:num-list-format="%9%" text:bullet-char="✗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/>
      </text:list-level-style-number>
      <text:list-level-style-number text:level="2" text:style-name="Numbering_20_Symbols" loext:num-list-format="%2%." style:num-suffix="." style:num-format="I" text:start-value="2">
        <style:list-level-properties/>
      </text:list-level-style-number>
      <text:list-level-style-number text:level="3" text:style-name="Numbering_20_Symbols" loext:num-list-format="%3%." style:num-suffix="." style:num-format="I" text:start-value="3">
        <style:list-level-properties/>
      </text:list-level-style-number>
      <text:list-level-style-number text:level="4" text:style-name="Numbering_20_Symbols" loext:num-list-format="%4%." style:num-suffix="." style:num-format="I" text:start-value="4">
        <style:list-level-properties/>
      </text:list-level-style-number>
      <text:list-level-style-number text:level="5" text:style-name="Numbering_20_Symbols" loext:num-list-format="%5%." style:num-suffix="." style:num-format="I" text:start-value="5">
        <style:list-level-properties/>
      </text:list-level-style-number>
      <text:list-level-style-number text:level="6" text:style-name="Numbering_20_Symbols" loext:num-list-format="%6%." style:num-suffix="." style:num-format="I" text:start-value="6">
        <style:list-level-properties/>
      </text:list-level-style-number>
      <text:list-level-style-number text:level="7" text:style-name="Numbering_20_Symbols" loext:num-list-format="%7%." style:num-suffix="." style:num-format="I" text:start-value="7">
        <style:list-level-properties/>
      </text:list-level-style-number>
      <text:list-level-style-number text:level="8" text:style-name="Numbering_20_Symbols" loext:num-list-format="%8%." style:num-suffix="." style:num-format="I" text:start-value="8">
        <style:list-level-properties/>
      </text:list-level-style-number>
      <text:list-level-style-number text:level="9" text:style-name="Numbering_20_Symbols" loext:num-list-format="%9%." style:num-suffix="." style:num-format="I" text:start-value="9">
        <style:list-level-properties/>
      </text:list-level-style-number>
      <text:list-level-style-number text:level="10" text:style-name="Numbering_20_Symbols" loext:num-list-format="%10%.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/>
      </text:list-level-style-number>
      <text:list-level-style-number text:level="3" text:style-name="Numbering_20_Symbols" loext:num-list-format="%3%)" style:num-suffix=")" style:num-format="a" text:start-value="3">
        <style:list-level-properties/>
      </text:list-level-style-number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3047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0-14T19:14:04.197309694</meta:creation-date>
    <meta:editing-duration>PT10H48M21S</meta:editing-duration>
    <meta:editing-cycles>278</meta:editing-cycles>
    <meta:generator>LibreOffice/7.3.7.2$Linux_X86_64 LibreOffice_project/30$Build-2</meta:generator>
    <dc:title>Normal</dc:title>
    <meta:initial-creator>Maxime Méloux</meta:initial-creator>
    <dc:date>2023-05-09T15:24:27.074267615</dc:date>
    <meta:printed-by>Maxime Méloux</meta:printed-by>
    <meta:print-date>2016-02-01T17:18:22.065792660</meta:print-date>
    <meta:document-statistic meta:table-count="2" meta:image-count="0" meta:object-count="0" meta:page-count="2" meta:paragraph-count="69" meta:word-count="511" meta:character-count="3716" meta:non-whitespace-character-count="3114"/>
  </office:meta>
</office:document-meta>
</file>